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590d" officeooo:paragraph-rsid="0001590d"/>
    </style:style>
    <style:style style:name="P2" style:family="paragraph" style:parent-style-name="Standard">
      <style:text-properties fo:font-weight="bold" officeooo:rsid="0001590d" officeooo:paragraph-rsid="0001590d" style:font-weight-asian="bold" style:font-weight-complex="bold"/>
    </style:style>
    <style:style style:name="P3" style:family="paragraph" style:parent-style-name="Standard">
      <style:text-properties fo:font-weight="bold" officeooo:rsid="0006b7a0" officeooo:paragraph-rsid="0006b7a0" style:font-weight-asian="bold" style:font-weight-complex="bold"/>
    </style:style>
    <style:style style:name="P4" style:family="paragraph" style:parent-style-name="Standard">
      <style:text-properties fo:font-weight="bold" officeooo:paragraph-rsid="000b6e5b"/>
    </style:style>
    <style:style style:name="P5" style:family="paragraph" style:parent-style-name="Standard">
      <style:text-properties style:text-underline-style="solid" style:text-underline-width="auto" style:text-underline-color="font-color" officeooo:rsid="0001590d" officeooo:paragraph-rsid="0001590d"/>
    </style:style>
    <style:style style:name="P6" style:family="paragraph" style:parent-style-name="Standard">
      <style:text-properties style:text-underline-style="solid" style:text-underline-width="auto" style:text-underline-color="font-color" officeooo:rsid="0008a737" officeooo:paragraph-rsid="0008a737"/>
    </style:style>
    <style:style style:name="P7" style:family="paragraph" style:parent-style-name="Standard">
      <style:text-properties fo:font-weight="normal" officeooo:rsid="0001590d" officeooo:paragraph-rsid="0001590d" style:font-weight-asian="normal" style:font-weight-complex="normal"/>
    </style:style>
    <style:style style:name="P8" style:family="paragraph" style:parent-style-name="Standard">
      <style:text-properties officeooo:rsid="0006b7a0" officeooo:paragraph-rsid="0001590d"/>
    </style:style>
    <style:style style:name="P9" style:family="paragraph" style:parent-style-name="Standard">
      <style:text-properties officeooo:rsid="0006b7a0" officeooo:paragraph-rsid="0006b7a0"/>
    </style:style>
    <style:style style:name="P10" style:family="paragraph" style:parent-style-name="Standard">
      <style:text-properties officeooo:rsid="0008a737" officeooo:paragraph-rsid="0008a737"/>
    </style:style>
    <style:style style:name="P11" style:family="paragraph" style:parent-style-name="Standard">
      <style:text-properties style:text-underline-style="none" officeooo:rsid="0008a737" officeooo:paragraph-rsid="0008a737"/>
    </style:style>
    <style:style style:name="P12" style:family="paragraph" style:parent-style-name="Standard">
      <style:text-properties style:text-underline-style="none" officeooo:rsid="000b6e5b" officeooo:paragraph-rsid="000b6e5b"/>
    </style:style>
    <style:style style:name="P13" style:family="paragraph" style:parent-style-name="Standard">
      <style:text-properties style:text-underline-style="none" fo:font-weight="bold" officeooo:rsid="000b6e5b" officeooo:paragraph-rsid="000b6e5b" style:font-weight-asian="bold" style:font-weight-complex="bold"/>
    </style:style>
    <style:style style:name="P14" style:family="paragraph" style:parent-style-name="Standard">
      <style:text-properties style:text-underline-style="none" fo:font-weight="bold" officeooo:rsid="000c2a30" officeooo:paragraph-rsid="000c2a30" style:font-weight-asian="bold" style:font-weight-complex="bold"/>
    </style:style>
    <style:style style:name="P15" style:family="paragraph" style:parent-style-name="Standard">
      <style:text-properties style:text-underline-style="none" officeooo:rsid="000c2a30" officeooo:paragraph-rsid="000c2a30"/>
    </style:style>
    <style:style style:name="P16" style:family="paragraph" style:parent-style-name="Standard">
      <style:text-properties style:text-underline-style="none" officeooo:rsid="000ed07f" officeooo:paragraph-rsid="000ed07f"/>
    </style:style>
    <style:style style:name="P17" style:family="paragraph" style:parent-style-name="Standard">
      <style:text-properties style:font-name="Times New Roman" fo:font-size="12pt" style:text-underline-style="none" fo:font-weight="bold" officeooo:rsid="000b6e5b" officeooo:paragraph-rsid="000b6e5b" style:font-size-asian="12pt" style:font-weight-asian="bold" style:font-size-complex="12pt" style:font-weight-complex="bold"/>
    </style:style>
    <style:style style:name="P18"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font-weight="bold" officeooo:paragraph-rsid="000b6e5b"/>
    </style:style>
    <style:style style:name="P19"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font-variant="normal" fo:text-transform="none" fo:color="#000000" style:font-name="Times New Roman" fo:font-size="12pt" fo:letter-spacing="normal" fo:font-style="normal" fo:font-weight="normal" officeooo:paragraph-rsid="000b6e5b" style:font-size-asian="12pt" style:font-weight-asian="normal" style:font-size-complex="12pt" style:font-weight-complex="normal"/>
    </style:style>
    <style:style style:name="P20" style:family="paragraph" style:parent-style-name="Standard">
      <style:text-properties fo:font-weight="bold" officeooo:rsid="00121b44" officeooo:paragraph-rsid="00121b44" style:font-weight-asian="bold" style:font-weight-complex="bold"/>
    </style:style>
    <style:style style:name="P21" style:family="paragraph" style:parent-style-name="Standard">
      <style:text-properties fo:color="#000000" style:text-underline-style="none" officeooo:rsid="0001590d" officeooo:paragraph-rsid="0001590d"/>
    </style:style>
    <style:style style:name="P22" style:family="paragraph" style:parent-style-name="Standard">
      <style:text-properties fo:color="#000000" fo:font-weight="normal" officeooo:rsid="0012c8dd" officeooo:paragraph-rsid="0012c8dd" style:font-weight-asian="normal" style:font-weight-complex="normal"/>
    </style:style>
    <style:style style:name="P23" style:family="paragraph" style:parent-style-name="Standard">
      <style:text-properties fo:color="#000000" style:font-name="Liberation Serif" style:text-underline-style="none" officeooo:rsid="0001590d" officeooo:paragraph-rsid="0001590d"/>
    </style:style>
    <style:style style:name="P24" style:family="paragraph" style:parent-style-name="Standard">
      <style:text-properties fo:color="#000000" style:font-name="Liberation Serif" officeooo:rsid="0001590d" officeooo:paragraph-rsid="0001590d"/>
    </style:style>
    <style:style style:name="P25" style:family="paragraph" style:parent-style-name="Standard">
      <style:text-properties officeooo:rsid="0010cd6b" officeooo:paragraph-rsid="0010cd6b"/>
    </style:style>
    <style:style style:name="P26" style:family="paragraph" style:parent-style-name="Standard">
      <style:paragraph-properties fo:margin-left="0in" fo:margin-right="0in" fo:text-align="start" style:justify-single-word="false" fo:text-indent="0in" style:auto-text-indent="false"/>
      <style:text-properties fo:color="#000000" style:font-name="Liberation Serif" style:text-underline-style="none"/>
    </style:style>
    <style:style style:name="P27" style:family="paragraph" style:parent-style-name="Standard">
      <style:paragraph-properties fo:margin-left="0in" fo:margin-right="0in" fo:text-align="start" style:justify-single-word="false" fo:text-indent="0in" style:auto-text-indent="false"/>
      <style:text-properties fo:color="#000000" style:font-name="Liberation Serif"/>
    </style:style>
    <style:style style:name="T1" style:family="text">
      <style:text-properties officeooo:rsid="0002f93f"/>
    </style:style>
    <style:style style:name="T2" style:family="text">
      <style:text-properties officeooo:rsid="000a5845"/>
    </style:style>
    <style:style style:name="T3" style:family="text">
      <style:text-properties fo:font-variant="normal" fo:text-transform="none" fo:color="#000000" style:font-name="Times New Roman" fo:font-size="12pt" fo:letter-spacing="normal" fo:font-style="normal" style:text-underline-style="none" fo:font-weight="normal" officeooo:rsid="000b6e5b" style:font-size-asian="12pt" style:font-weight-asian="normal" style:font-size-complex="12pt" style:font-weight-complex="normal"/>
    </style:style>
    <style:style style:name="T4"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000000" style:font-name="Times New Roman" fo:font-size="12pt" fo:letter-spacing="normal" fo:font-style="normal" fo:font-weight="normal" officeooo:rsid="000b6e5b" style:font-size-asian="12pt" style:font-weight-asian="normal" style:font-size-complex="12pt" style:font-weight-complex="normal"/>
    </style:style>
    <style:style style:name="T6" style:family="text">
      <style:text-properties fo:font-variant="normal" fo:text-transform="none" fo:color="#000000" style:font-name="Times New Roman" fo:font-size="12pt" fo:letter-spacing="normal" fo:font-style="italic" style:text-underline-style="none" fo:font-weight="normal" officeooo:rsid="000b6e5b" style:font-size-asian="12pt" style:font-style-asian="italic" style:font-weight-asian="normal" style:font-size-complex="12pt" style:font-style-complex="italic" style:font-weight-complex="normal"/>
    </style:style>
    <style:style style:name="T7"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weight-complex="normal"/>
    </style:style>
    <style:style style:name="T8" style:family="text">
      <style:text-properties officeooo:rsid="000c2a30"/>
    </style:style>
    <style:style style:name="T9" style:family="text">
      <style:text-properties officeooo:rsid="000ed07f"/>
    </style:style>
    <style:style style:name="T10" style:family="text">
      <style:text-properties officeooo:rsid="0012c8dd"/>
    </style:style>
    <style:style style:name="T11" style:family="text">
      <style:text-properties fo:font-size="10pt" style:font-size-asian="10pt"/>
    </style:style>
    <style:style style:name="T12" style:family="text">
      <style:text-properties fo:font-size="10pt" style:font-size-asian="10pt"/>
    </style:style>
    <style:style style:name="T13" style:family="text">
      <style:text-properties officeooo:rsid="0013b82a"/>
    </style:style>
    <style:style style:name="T14" style:family="text">
      <style:text-properties officeooo:rsid="001504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ibraries Used</text:p>
      <text:p text:style-name="P1"/>
      <text:p text:style-name="P1">Python <text:span text:style-name="T10">3.6</text:span>+ was used in development of this plugin. The following are the python libraries used:</text:p>
      <text:p text:style-name="P21"/>
      <text:p text:style-name="P23"><text:span text:style-name="T11">networkx</text:span><text:span text:style-name="T11">==2.4</text:span></text:p>
      <text:p text:style-name="P26"><text:span text:style-name="T11">pysal</text:span><text:span text:style-name="T11">==2.0.0</text:span></text:p>
      <text:p text:style-name="P27"><text:span text:style-name="T11">PyQt4==4.11.4</text:span></text:p>
      <text:p text:style-name="P24"><text:span text:style-name="T11">PyQt5==5.15.1</text:span></text:p>
      <text:p text:style-name="P1"/>
      <text:p text:style-name="P25"/>
      <text:p text:style-name="P20">GitHub Repository for StreetAnalysis</text:p>
      <text:p text:style-name="P20"/>
      <text:p text:style-name="P22">The GitHub location of StreetAnalysis can be found here: <text:s/>https://github.com/maltaweel/StreetAnalysis</text:p>
      <text:p text:style-name="P1"/>
      <text:p text:style-name="P3">Intent of Models</text:p>
      <text:p text:style-name="P9"/>
      <text:p text:style-name="P9">The models applied provide a relatively rapid and simple way to assess street networks to see where segments are likely to have greater traffic (pedestrian) based on <text:span text:style-name="T13">relative </text:span>distance <text:span text:style-name="T13">within urban contexts</text:span>. <text:span text:style-name="T9">The intent is to demonstrate where traffic may imply social interaction or reflect social significance based on space syntax methods. </text:span>Additionally, algorithms apply different measures of centrality and efficiency in measuring the street network <text:span text:style-name="T13">using well known graph theoretical methods</text:span>. The intent is to produce measures that are comparable and that can be statistically assessed (e.g., distribution of nodes travelled, centrality variations, etc.).</text:p>
      <text:p text:style-name="P9"/>
      <text:p text:style-name="P2">Data Requirements</text:p>
      <text:p text:style-name="P2"/>
      <text:p text:style-name="P7">To run the modules, you need to have a shapefile that has snapped street segments where each link is two nodes consisting of a start and end node. This will make the street segments a graph that is analysed in the modules. The outputs of the models are .csv files that have the point data (the nodes) of the street segments that are then associated with a given analysis (e.g., number of times visited). <text:span text:style-name="T13">You can vectorize the outputs to QGIS or other GIS platforms if you like or simply do statistical analyses of the data. </text:span></text:p>
      <text:p text:style-name="P1"/>
      <text:p text:style-name="P2"><text:span text:style-name="T8">Key Analysis </text:span>Code:</text:p>
      <text:p text:style-name="P8"/>
      <text:p text:style-name="P5">Street Network Analysis</text:p>
      <text:p text:style-name="P1"/>
      <text:p text:style-name="P1">The first <text:span text:style-name="T9">analysis</text:span> is the Street Network Analysis, <text:span text:style-name="T1">which </text:span>applies the loadApplyModel.py module. This <text:span text:style-name="T1">is</text:span> an iterative model whereby every node is used once as a starting node and each <text:span text:style-name="T1">nodes is also a destination. The intent is to determine which nodes, and thereby segments, are traversed the most. The nearest path analysis uses a Dijkstra algorithm. This method is comparable to the Standard Decision Model used in Altaweel &amp; Wu (2010), except no metabolism and agent speed is used. Additionally, the assumption is that the surface is relatively level or elevation is of minor consequence. Thus, distance is how edge weights, which are street segments, are determined. After the model is completed, an output file (called results.csv) is produced which has the nodes (x and y values) and number of times the node was traversed. </text:span></text:p>
      <text:p text:style-name="P1"/>
      <text:p text:style-name="P6">Road Graph Analysis</text:p>
      <text:p text:style-name="P11"/>
      <text:p text:style-name="P11">In this analysis, a graph is created which is used to study the street network. This is applied in the networkAnalysis.py module. <text:span text:style-name="T2">The different analyses applied are: <text:s/>global network efficiency, centrality measures, which includes betweenness, closeness, and degree centrality, efficiency </text:span><text:soft-page-break/><text:span text:style-name="T2">centrality, and straightness centrality. The results are provided as csv files (globalEfficiency, efficiencyCentrality, straightnessCentarlity, and nodeCentrality). The algorithm applies the methods as discussed in Port et al. (2006). This provides another set of measures to compare between different networks or graphs. <text:s/>For further detail, see networkAnalysis.py.</text:span></text:p>
      <text:p text:style-name="P11"/>
      <text:p text:style-name="P14">Other Folder<text:span text:style-name="T14">s</text:span></text:p>
      <text:p text:style-name="P15"/>
      <text:p text:style-name="P15">HTML_Documentation: This provides the html pydocs which provide information on the methods applied in relevant modules.</text:p>
      <text:p text:style-name="P15"/>
      <text:p text:style-name="P16">Sample_Data: Sample street network data to test the analyses.</text:p>
      <text:p text:style-name="P15">References: <text:s/>This provides the references used to shape the alg<text:span text:style-name="T9">orithms applied and discussed above.</text:span></text:p>
      <text:p text:style-name="P11"/>
      <text:p text:style-name="P13">References</text:p>
      <text:p text:style-name="P17"/>
      <text:p text:style-name="P4"><text:bookmark text:name="short_list_1329430"/><text:span text:style-name="T3">Altaweel, M; Wu, Y. (2010). Route selection and pedestrian traffic: applying an integrated modeling approach to understanding movement. </text:span><text:span text:style-name="Strong_20_Emphasis"><text:span text:style-name="T6">Structure and Dynamics: eJournal of Anthropological and Related Sciences</text:span></text:span><text:span text:style-name="T3"> 4(2).</text:span><text:span text:style-name="T4">Retrieved from </text:span><text:a xlink:type="simple" xlink:href="https://escholarship.org/uc/item/6898p5vm" text:style-name="Internet_20_link" text:visited-style-name="Visited_20_Internet_20_Link">https://escholarship.org/uc/item/6898p5vm</text:a><text:span text:style-name="T4">.</text:span></text:p>
      <text:p text:style-name="P19"/>
      <text:p text:style-name="P18"><text:span text:style-name="T4">Porta, S.; P</text:span><text:span text:style-name="T5">ablo,</text:span><text:span text:style-name="T4"> C.;Vito, L. 2006. The Network Analysis of Urban Streets: A Primal Approach. </text:span><text:span text:style-name="T7">Environment and Planning B: Planning and Design</text:span><text:span text:style-name="T4"> 33 (5): 705–25. https://doi.org/10.1068/b32045.</text:span></text:p>
      <text:p text:style-name="P13"/>
      <text:p text:style-name="P12"/>
      <text:p text:style-name="P10"/>
      <text:p text:style-name="P10"/>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08:57:50.647280791</meta:creation-date>
    <dc:date>2020-11-09T11:07:34.762874384</dc:date>
    <meta:editing-duration>PT1H57M26S</meta:editing-duration>
    <meta:editing-cycles>13</meta:editing-cycles>
    <meta:generator>LibreOffice/6.0.7.3$Linux_X86_64 LibreOffice_project/00m0$Build-3</meta:generator>
    <meta:document-statistic meta:table-count="0" meta:image-count="0" meta:object-count="0" meta:page-count="2" meta:paragraph-count="24" meta:word-count="562" meta:character-count="3817" meta:non-whitespace-character-count="3274"/>
  </office:meta>
</office:document-meta>
</file>